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4.94mm"/>
    </style:style>
    <style:style style:name="co3" style:family="table-column">
      <style:table-column-properties fo:break-before="auto" style:column-width="130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D1 – D4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MyFootprint:LED_D3.0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A-405_P5.08mm_Vertical_Anode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NODEMCU</text:p>
          </table:table-cell>
          <table:table-cell office:value-type="string" calcext:value-type="string">
            <text:p>MyFootprint:NODEMCU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MyFootprint:AK300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 - J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yFootprint:molex_2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AIN</text:p>
          </table:table-cell>
          <table:table-cell office:value-type="string" calcext:value-type="string">
            <text:p>MyFootprint:molex_2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6 - J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yFootprint:molex_2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P1, JP2</text:p>
          </table:table-cell>
          <table:table-cell office:value-type="string" calcext:value-type="string">
            <text:p>JUMP3</text:p>
          </table:table-cell>
          <table:table-cell office:value-type="string" calcext:value-type="string">
            <text:p>MyFootprint:Pin_Header_Straight_1x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, 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yFootprint:Resistor_Vertical_RM7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 - 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5 - R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yFootprint:Resistor_Vertical_RM7m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MyFootprint:Potentiometer_Alps-RK16-single_largeP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MyFootprint:BUTTON2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2, SW4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MyFootprint:BUTTON2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P6T</text:p>
          </table:table-cell>
          <table:table-cell office:value-type="string" calcext:value-type="string">
            <text:p>MyFootprint:SW_PUSH_x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KCSA02-107</text:p>
          </table:table-cell>
          <table:table-cell office:value-type="string" calcext:value-type="string">
            <text:p>MyFootprint:7SegmentLED_LTS6760_LTS6780-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20:01:22.2440842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9:32:42.284061853</meta:creation-date>
    <dc:date>2018-09-08T20:15:54.352639900</dc:date>
    <meta:editing-duration>PT12M21S</meta:editing-duration>
    <meta:editing-cycles>3</meta:editing-cycles>
    <meta:generator>LibreOffice/6.1.0.3$Linux_X86_64 LibreOffice_project/f663d5e6bbc10760d525e14882490d040a42706d</meta:generator>
    <meta:document-statistic meta:table-count="1" meta:cell-count="68" meta:object-count="0"/>
  </office:meta>
</office:document-meta>
</file>